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497d" style:font-name="arial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style:font-name="Arial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:</text:p>
      <text:p text:style-name="P2">1) Write a function getwords(text) to take a string, parse it and return words (tokens). </text:p>
      <text:p text:style-name="P3"> </text:p>
      <text:p text:style-name="P2">2) clearnwords.py -  Modify getwords and call it cleanwords(text). Cleanwords removes punctuation,</text:p>
      <text:p text:style-name="P2">removes words which are just numbers, convert all words to lower case and return them.</text:p>
      <text:p text:style-name="P3"> </text:p>
      <text:p text:style-name="P2">3) wordfreq.py - open a text file, read the text, process it using clearnwords.</text:p>
      <text:p text:style-name="P2">Count the number of occurences of each unique word.</text:p>
      <text:p text:style-name="P3"> </text:p>
      <text:p text:style-name="P2">4) Modify wordfreq.py to open a second file that contains only noise words.</text:p>
      <text:p text:style-name="P2">Create a word frequency eliminating all the noise words. </text:p>
      <text:p text:style-name="P3"> </text:p>
      <text:p text:style-name="P2">5) tagcloud.py - Use wordfreq to generate a html tag cloud (an html tag cloud displays words in alphabetical order.</text:p>
      <text:p text:style-name="P2">The higher the word frequency, the bigger the word.</text:p>
      <text:p text:style-name="P3"/>
      <text:p text:style-name="P2">6) linkedcloud.py - Modify tagcloud.py to link each word to all the lines that contain it.</text:p>
      <text:p text:style-name="P2">For example, when you click on a word, it should display all the lines where the word occurs. </text:p>
      <text:p text:style-name="P3"> </text:p>
      <text:p text:style-name="P2">7) Create new files and Change 3-4-5-6 to create bigram cloud (pairs of words) instead of single word cloud.</text:p>
      <text:p text:style-name="P3"> </text:p>
      <text:p text:style-name="P2">Create a git repo, upload these tasks as you finish each task and send the url of that repo.</text:p>
      <text:p text:style-name="P3"> </text:p>
      <text:p text:style-name="P2">Try to complete as many as possible, for any further clarification feel free to contact <text:span text:style-name="T1">Mr. Waris Am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nu </meta:initial-creator>
    <meta:creation-date>2017-06-02T21:28:55.044926769</meta:creation-date>
    <dc:date>2017-06-02T21:32:30.821560421</dc:date>
    <dc:creator>Teenu 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207" meta:character-count="1205" meta:non-whitespace-character-count="1002"/>
  </office:meta>
</office:document-meta>
</file>